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Trolls still say “burglar Hobbit”</text:p>
          </table:table-cell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0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, Some captions are in the wrong spot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econd subtitle is badly cut and out of sync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hameful short subtitles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Last line if too late, subs can be merged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emwhat out of sync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0" calcext:value-type="float">
            <text:p>0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0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0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0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0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0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0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0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0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0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9:16:12.6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6T19:16:30.806000000</dc:date>
    <meta:editing-duration>P1DT17H2M45S</meta:editing-duration>
    <meta:editing-cycles>56</meta:editing-cycles>
    <meta:document-statistic meta:table-count="1" meta:cell-count="265" meta:object-count="0"/>
  </office:meta>
</office:document-meta>
</file>